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3">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4">
      <style:paragraph-properties fo:margin-top="0in" fo:margin-bottom="0in"/>
    </style:style>
    <style:style style:name="P17" style:family="paragraph" style:parent-style-name="Text_20_body" style:list-style-name="L5">
      <style:paragraph-properties fo:margin-top="0in" fo:margin-bottom="0in"/>
    </style:style>
    <style:style style:name="P18" style:family="paragraph" style:parent-style-name="Text_20_body" style:list-style-name="L6">
      <style:paragraph-properties fo:margin-top="0in" fo:margin-bottom="0in"/>
    </style:style>
    <style:style style:name="P19" style:family="paragraph" style:parent-style-name="Text_20_body" style:list-style-name="L7">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8">
      <style:paragraph-properties fo:margin-top="0in" fo:margin-bottom="0in"/>
    </style:style>
    <style:style style:name="P27" style:family="paragraph" style:parent-style-name="Text_20_body" style:list-style-name="L9">
      <style:paragraph-properties fo:margin-top="0in" fo:margin-bottom="0in"/>
    </style:style>
  </office:automatic-styles>
  <office:body>
    <office:text>
      <text:h text:style-name="Heading_20_1" text:outline-level="1"><text:bookmark-start text:name="constructors-and-tostring"/>Constructors and <text:span text:style-name="Source_Text">ToString</text:span><text:bookmark-end text:name="constructors-and-tostring"/></text:h>
      <text:p text:style-name="First_20_paragraph">This lab serves multiple goals:</text:p>
      <text:list text:style-name="L1">
        <text:list-item>
          <text:p text:style-name="P1">To make sure that you understand the basics of class implementation and usage,</text:p>
        </text:list-item>
        <text:list-item>
          <text:p text:style-name="P1">To practice writing and using different constructors,</text:p>
        </text:list-item>
        <text:list-item>
          <text:p text:style-name="P1">To understand the role played by <text:span text:style-name="Source_Text">ToString</text:span> and how to call this method,</text:p>
        </text:list-item>
        <text:list-item>
          <text:p text:style-name="P1">To understand that the information stored in the attributes and its visualization are two different things.</text:p>
        </text:list-item>
      </text:list>
      <text:h text:style-name="Heading_20_2" text:outline-level="2"><text:bookmark-start text:name="adding-constructors-and-tostring-to-an-existing-class"/>Adding Constructors and <text:span text:style-name="Source_Text">ToString</text:span> to An Existing Class<text:bookmark-end text:name="adding-constructors-and-tostring-to-an-existing-class"/></text:h>
      <text:p text:style-name="First_20_paragraph">As a warm-up, you will practice writing constructors and <text:span text:style-name="Source_Text">ToString</text:span> methods by adding them to a class you have already implemented and used.</text:p>
      <text:h text:style-name="Heading_20_3" text:outline-level="3"><text:bookmark-start text:name="a-constructor-for-rectangle"/>A Constructor for Rectangle<text:bookmark-end text:name="a-constructor-for-rectangle"/></text:h>
      <text:list text:style-name="L2">
        <text:list-item>
          <text:p text:style-name="P2">Open the “Rectangle” project you created in the <text:a xlink:type="simple" xlink:href=".././labs/Rectangle" office:name=""><text:span text:style-name="Definition">“Rectangle Class” lab</text:span></text:a>. You can use the “enriched” class that was <text:a xlink:type="simple" xlink:href=".././code/projects/Enriched_Rectangle.zip" office:name=""><text:span text:style-name="Definition">shared previously</text:span></text:a> if you prefer.</text:p>
        </text:list-item>
        <text:list-item>
          <text:p text:style-name="P2">In “Rectangle.cs”, add a constructor to <text:span text:style-name="Source_Text">Rectangle</text:span> that takes two arguments, a length and a width, and uses them to initialize the <text:span text:style-name="Source_Text">length</text:span> and <text:span text:style-name="Source_Text">width</text:span> attributes.</text:p>
        </text:list-item>
        <text:list-item>
          <text:p text:style-name="P2">Within your <text:span text:style-name="Source_Text">Main</text:span> method, you will notice that your <text:span text:style-name="Source_Text">new Rectangle()</text:span> instantiation statements are now highlighted as errors. This is because <text:span text:style-name="Source_Text">Rectangle</text:span> no longer has a zero-argument (or “no-args”) constructor. Change each instantiation statement to call your new two-arguments constructor. Use the initial length and width values that you previously used in <text:span text:style-name="Source_Text">SetLength()</text:span> and <text:span text:style-name="Source_Text">SetWidth()</text:span>.</text:p>
        </text:list-item>
        <text:list-item>
          <text:p text:style-name="P2">Compile and execute your program and ensure your Rectangles still behave as expected.</text:p>
        </text:list-item>
      </text:list>
      <text:h text:style-name="Heading_20_3" text:outline-level="3"><text:bookmark-start text:name="a-tostring-method"/>A <text:span text:style-name="Source_Text">ToString</text:span> Method<text:bookmark-end text:name="a-tostring-method"/></text:h>
      <text:p text:style-name="First_20_paragraph">In the <text:span text:style-name="Source_Text">Main</text:span> method of your program, you should have one or more statements that display the length and width of a Rectangle. For example, you may have used one when testing if your <text:span text:style-name="Source_Text">Swap</text:span> method worked as intended; an example is shown below:</text:p>
      <text:p text:style-name="P3">Console.WriteLine($"The rectangle's length is {myRectangle.GetLength()}" +</text:p>
      <text:p text:style-name="P4"><text:s text:c="12"/>$", its width is {myRectangle.GetWidth()}.");</text:p>
      <text:p text:style-name="P5">myRectangle.Swap();</text:p>
      <text:p text:style-name="P6">Console.WriteLine($"The rectangle's length is {myRectangle.GetLength()}" +</text:p>
      <text:p text:style-name="P7"><text:s text:c="12"/>$", its width is {myRectangle.GetWidth()}.)";</text:p>
      <text:p text:style-name="First_20_paragraph">We will add a <text:span text:style-name="Source_Text">ToString</text:span> method to <text:span text:style-name="Source_Text">Rectangle</text:span> to make it easier to display this information repeatedly.</text:p>
      <text:list text:style-name="L3">
        <text:list-item>
          <text:p text:style-name="P8">In “Rectangle.cs”, add the following method to the <text:span text:style-name="Source_Text">Rectangle</text:span> class:</text:p>
          <text:p text:style-name="P9">public override string ToString()</text:p>
          <text:p text:style-name="P10">{</text:p>
          <text:p text:style-name="P11"><text:s text:c="4"/>return $"Rectangle with length {length} and width {width}.\n";</text:p>
          <text:p text:style-name="P12">}</text:p>
        </text:list-item>
        <text:list-item>
          <text:p text:style-name="P8">Within your <text:span text:style-name="Source_Text">Main</text:span> method, find a <text:span text:style-name="Source_Text">WriteLine</text:span> statement that displays the length and width of a <text:span text:style-name="Source_Text">Rectangle</text:span>, and replace the calls to <text:span text:style-name="Source_Text">GetLength</text:span> and <text:span text:style-name="Source_Text">GetWidth</text:span> with a single call to <text:span text:style-name="Source_Text">ToString</text:span>. For example, you can replace the statement</text:p>
          <text:p text:style-name="P13">Console.WriteLine($"The rectangle's length is {myRectangle.GetLength()}" +</text:p>
          <text:p text:style-name="P14"><text:s text:c="8"/>$", its width is {myRectangle.GetWidth()}.");</text:p>
          <text:p text:style-name="P8">with</text:p>
          <text:p text:style-name="P15">Console.WriteLine($"My rectangle: {myRectangle.ToString()}"); <text:s text:c="2"/></text:p>
        </text:list-item>
        <text:list-item>
          <text:p text:style-name="P8">Compile and execute your program. What do you observe about the new <text:span text:style-name="Source_Text">WriteLine</text:span> statements?</text:p>
        </text:list-item>
      </text:list>
      <text:h text:style-name="Heading_20_2" text:outline-level="2"><text:bookmark-start text:name="a-room-class"/>A Room Class<text:bookmark-end text:name="a-room-class"/></text:h>
      <text:p text:style-name="First_20_paragraph">Now, we will create a new <text:span text:style-name="Source_Text">Room</text:span> class. You will be writing the attributes and methods, including a constructor and a <text:span text:style-name="Source_Text">ToString</text:span> method.</text:p>
      <text:h text:style-name="Heading_20_3" text:outline-level="3"><text:bookmark-start text:name="initial-set-up"/>Initial Set-Up<text:bookmark-end text:name="initial-set-up"/></text:h>
      <text:p text:style-name="First_20_paragraph">Create a <text:span text:style-name="Source_Text">Room</text:span> class with three attributes. They will hold:</text:p>
      <text:list text:style-name="L4">
        <text:list-item>
          <text:p text:style-name="P16">the name of the room,</text:p>
        </text:list-item>
        <text:list-item>
          <text:p text:style-name="P16">the length of the room, and</text:p>
        </text:list-item>
        <text:list-item>
          <text:p text:style-name="P16">the width of the room.</text:p>
        </text:list-item>
      </text:list>
      <text:p text:style-name="First_20_paragraph">Name the attributes the way you want and pick appropriate data types. We will want to be able to store the length and the width of rooms (expressed in meters) using floating point numbers.</text:p>
      <text:p text:style-name="Text_20_body">Create six methods:</text:p>
      <text:list text:style-name="L5">
        <text:list-item>
          <text:p text:style-name="P17">three methods to set the value of each attribute (“setters”)</text:p>
        </text:list-item>
        <text:list-item>
          <text:p text:style-name="P17">three methods to get the value of each attribute (“getters”)</text:p>
        </text:list-item>
      </text:list>
      <text:p text:style-name="First_20_paragraph">To test your <text:span text:style-name="Source_Text">Room</text:span> class, you will need to edit your <text:span text:style-name="Source_Text">Main</text:span> method. You will need to create a <text:span text:style-name="Source_Text">Room</text:span> object. Set the three attributes by asking the user for the rectangle’s name, length, and width. Then display the name of the <text:span text:style-name="Source_Text">Room</text:span> object on the screen.</text:p>
      <text:h text:style-name="Heading_20_3" text:outline-level="3"><text:bookmark-start text:name="adding-methods"/>Adding Methods<text:bookmark-end text:name="adding-methods"/></text:h>
      <text:p text:style-name="First_20_paragraph">Now, add two methods:</text:p>
      <text:list text:style-name="L6">
        <text:list-item>
          <text:p text:style-name="P18">A constructor that takes three arguments and uses them to initialize the length, width, and name of the room</text:p>
        </text:list-item>
        <text:list-item>
          <text:p text:style-name="P18">A method that returns the area of the room in square meters</text:p>
        </text:list-item>
      </text:list>
      <text:p text:style-name="First_20_paragraph">Test them before moving on.</text:p>
      <text:h text:style-name="Heading_20_3" text:outline-level="3"><text:bookmark-start text:name="a-tostring-method-1"/>A <text:span text:style-name="Source_Text">ToString</text:span> Method<text:bookmark-end text:name="a-tostring-method-1"/></text:h>
      <text:p text:style-name="First_20_paragraph">This final part will guide you in writing your own <text:span text:style-name="Source_Text">ToString</text:span> method.</text:p>
      <text:list text:style-name="L7">
        <text:list-item>
          <text:p text:style-name="P19">To understand the need for such a method, start by trying to display an object “directly.” In your <text:span text:style-name="Source_Text">Main</text:span> method, create a <text:span text:style-name="Source_Text">Room</text:span> object called <text:span text:style-name="Source_Text">myKitchen</text:span> and write:</text:p>
          <text:p text:style-name="P20">Console.WriteLine(myKitchen);</text:p>
          <text:p text:style-name="P19">Compile and execute your program. Is the information displayed on the screen what you expected? Is it useful?</text:p>
        </text:list-item>
        <text:list-item>
          <text:p text:style-name="P19">Add the following to your <text:span text:style-name="Source_Text">Room</text:span> class:</text:p>
          <text:p text:style-name="P21">public override string ToString()</text:p>
          <text:p text:style-name="P22">{</text:p>
          <text:p text:style-name="P23"><text:s text:c="6"/>return "The name of the room is...";</text:p>
          <text:p text:style-name="P24">}</text:p>
        </text:list-item>
        <text:list-item>
          <text:p text:style-name="P19">Test this method by adding the following to your <text:span text:style-name="Source_Text">Main</text:span> method:</text:p>
          <text:p text:style-name="P25">Console.WriteLine(myKitchen.ToString());</text:p>
        </text:list-item>
        <text:list-item>
          <text:p text:style-name="P19">Remove <text:span text:style-name="Source_Text">.ToString()</text:span> from the previous statement and execute your program again. Did something change?</text:p>
        </text:list-item>
        <text:list-item>
          <text:p text:style-name="P19">“Expand” this method by having it return a more meaningful string. This string should also contain the name of the room and its dimensions in meters. Use format specifiers to make it look nice!</text:p>
        </text:list-item>
      </text:list>
      <text:h text:style-name="Heading_20_2" text:outline-level="2"><text:bookmark-start text:name="pushing-further-optional"/>Pushing Further (Optional)<text:bookmark-end text:name="pushing-further-optional"/></text:h>
      <text:p text:style-name="First_20_paragraph">This last part is here to help you understand that the data stored in attributes is not necessarily the data displayed by the <text:span text:style-name="Source_Text">ToString</text:span> method.</text:p>
      <text:h text:style-name="Heading_20_3" text:outline-level="3"><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 not want to change the meaning of our width and length attributes, which are still supposed to hold dimensions in meters</text:span>, but we want to create methods that perform the conversions for us. Remembering that</text:p>
      <text:list text:style-name="L8">
        <text:list-item>
          <text:p text:style-name="P26">1 meter = 3.28084 feet,</text:p>
        </text:list-item>
        <text:list-item>
          <text:p text:style-name="P26">1 foot = 0.3048 meter,</text:p>
        </text:list-item>
      </text:list>
      <text:p text:style-name="First_20_paragraph">add four methods to your class:</text:p>
      <text:list text:style-name="L9">
        <text:list-item>
          <text:p text:style-name="P27">A method that returns the width of the room in feet,</text:p>
        </text:list-item>
        <text:list-item>
          <text:p text:style-name="P27">A method that returns the length of the room in feet,</text:p>
        </text:list-item>
        <text:list-item>
          <text:p text:style-name="P27">A method that returns the area of the room in square feet,</text:p>
        </text:list-item>
      </text:list>
      <text:p text:style-name="First_20_paragraph">Then edit your <text:span text:style-name="Source_Text">ToString</text:span> method to display the dimensions of the rooms in both meters and fee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49Z</meta:creation-date>
    <dc:date>2024-08-15T18:01:49Z</dc:date>
  </office:meta>
</office:document-meta>
</file>